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rsid="00038be7"/>
    </style:style>
    <style:style style:name="P2" style:family="paragraph" style:parent-style-name="Standard">
      <style:text-properties style:font-name="DejaVu Serif" officeooo:rsid="00038be7" officeooo:paragraph-rsid="00098160"/>
    </style:style>
    <style:style style:name="P3" style:family="paragraph" style:parent-style-name="Standard">
      <style:text-properties style:font-name="DejaVu Serif" fo:font-size="11pt" fo:font-style="italic" officeooo:rsid="00038be7" officeooo:paragraph-rsid="00038be7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DejaVu Serif" fo:font-size="11pt" fo:font-style="italic" officeooo:rsid="00038be7" officeooo:paragraph-rsid="00098160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DejaVu Serif" fo:font-size="13pt" officeooo:rsid="00038be7" officeooo:paragraph-rsid="00038be7" style:font-size-asian="11.3500003814697pt" style:font-size-complex="13pt"/>
    </style:style>
    <style:style style:name="P6" style:family="paragraph" style:parent-style-name="Standard">
      <style:text-properties style:font-name="DejaVu Serif" fo:font-size="13pt" officeooo:rsid="0006e9c6" officeooo:paragraph-rsid="0006e9c6" style:font-size-asian="11.3500003814697pt" style:font-size-complex="13pt"/>
    </style:style>
    <style:style style:name="P7" style:family="paragraph" style:parent-style-name="Standard">
      <style:text-properties style:font-name="DejaVu Serif" fo:font-size="13pt" officeooo:rsid="0006e9c6" officeooo:paragraph-rsid="00088c7c" style:font-size-asian="11.3500003814697pt" style:font-size-complex="13pt"/>
    </style:style>
    <style:style style:name="P8" style:family="paragraph" style:parent-style-name="Standard">
      <style:text-properties style:font-name="DejaVu Serif" fo:font-size="13pt" officeooo:rsid="0006e9c6" officeooo:paragraph-rsid="00098160" style:font-size-asian="11.3500003814697pt" style:font-size-complex="13pt"/>
    </style:style>
    <style:style style:name="P9" style:family="paragraph" style:parent-style-name="Standard">
      <style:text-properties style:font-name="DejaVu Serif" fo:font-size="13pt" officeooo:rsid="00098160" officeooo:paragraph-rsid="00098160" style:font-size-asian="11.3500003814697pt" style:font-size-complex="13pt"/>
    </style:style>
    <style:style style:name="P10" style:family="paragraph" style:parent-style-name="Standard">
      <style:text-properties style:font-name="DejaVu Serif" fo:font-size="13pt" officeooo:rsid="0009ac05" officeooo:paragraph-rsid="0009ac05" style:font-size-asian="11.3500003814697pt" style:font-size-complex="13pt"/>
    </style:style>
    <style:style style:name="T1" style:family="text">
      <style:text-properties officeooo:rsid="00038be7"/>
    </style:style>
    <style:style style:name="T2" style:family="text">
      <style:text-properties officeooo:rsid="00056871"/>
    </style:style>
    <style:style style:name="T3" style:family="text">
      <style:text-properties officeooo:rsid="00088c7c"/>
    </style:style>
    <style:style style:name="T4" style:family="text">
      <style:text-properties officeooo:rsid="00098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 18/07/19</text:p>
      <text:p text:style-name="P1"/>
      <text:p text:style-name="P5">Questions:</text:p>
      <text:p text:style-name="P5"/>
      <text:p text:style-name="P5">1. Given a binary text and a pattern, search the number of times that pattern occurs in that string using hashing.</text:p>
      <text:p text:style-name="P5"/>
      <text:p text:style-name="P5">2. Given two binary strings and a<text:span text:style-name="T2">n integral value denoting the </text:span>length, find if <text:span text:style-name="T2">a pattern of the given length exists in both of the strings or not?</text:span></text:p>
      <text:p text:style-name="P6">|string1| + |string2| &lt;= 1000000</text:p>
      <text:p text:style-name="P6"/>
      <text:p text:style-name="P7">3. Given two binary strings, find the length of the longest pattern present in both the strings.</text:p>
      <text:p text:style-name="P7"/>
      <text:p text:style-name="P8"><text:span text:style-name="T3">4. Repeat the above questions for alphabets as input, alphabets in all cases and alphanumeric input.</text:span></text:p>
      <text:p text:style-name="P8"/>
      <text:p text:style-name="P4">Date: 1<text:span text:style-name="T4">9</text:span>/07/19</text:p>
      <text:p text:style-name="P2"/>
      <text:p text:style-name="P8"><text:span text:style-name="T1">Questions:</text:span> </text:p>
      <text:p text:style-name="P8"/>
      <text:p text:style-name="P9">1. Given an array, create another array which contains the index such that:</text:p>
      <text:p text:style-name="P9">i. The index is as minimum as possible</text:p>
      <text:p text:style-name="P9">ii. Value at that index &gt;= Value at current index for each valid index in the array.</text:p>
      <text:p text:style-name="P9"/>
      <text:p text:style-name="P9">For the last element in the array, store the size of the array.</text:p>
      <text:p text:style-name="P9"/>
      <text:p text:style-name="P9">Sample Input:</text:p>
      <text:p text:style-name="P9">11</text:p>
      <text:p text:style-name="P9">48 93 12 748 63 7 4 73 98 64 41</text:p>
      <text:p text:style-name="P9"/>
      <text:p text:style-name="P9">Sample Output:</text:p>
      <text:p text:style-name="P9">1 3 3 11 7 7 7 8 11 11 11</text:p>
      <text:p text:style-name="P9"/>
      <text:p text:style-name="P9">2. Input a tree and print all possible traversals of the tree</text:p>
      <text:p text:style-name="P9">3. Build a tree having the same Inorder traversal as of the given tree.</text:p>
      <text:p text:style-name="P10">4. <text:span text:style-name="T4">Build a tree having the same </text:span>Pre<text:span text:style-name="T4">order traversal as of the given tree.</text:span></text:p>
      <text:p text:style-name="P10">5. <text:span text:style-name="T4">Build a tree having the same </text:span>Post<text:span text:style-name="T4">order traversal as of the given tree.</text:span></text:p>
      <text:p text:style-name="P10">6. Build a tree out of the given Preorder and Inorder traversals.</text:p>
      <text:p text:style-name="P10">7. Build a tree out of the given Postorder and Inorder traversal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7:47:45.035694575</meta:creation-date>
    <dc:date>2019-07-19T18:43:49.042702578</dc:date>
    <meta:editing-duration>PT5M11S</meta:editing-duration>
    <meta:editing-cycles>1</meta:editing-cycles>
    <meta:document-statistic meta:table-count="0" meta:image-count="0" meta:object-count="0" meta:page-count="1" meta:paragraph-count="24" meta:word-count="249" meta:character-count="1290" meta:non-whitespace-character-count="1064"/>
    <meta:generator>LibreOffice/6.0.7.3$Linux_X86_64 LibreOffice_project/00m0$Build-3</meta:generator>
  </office:meta>
</office:document-meta>
</file>